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s" table:style-name="ta1">
        <table:shapes>
          <draw:frame draw:z-index="0" draw:style-name="gr1" draw:text-style-name="P1" svg:width="15.999cm" svg:height="8.999cm" svg:x="6.703cm" svg:y="4.588cm">
            <draw:object draw:notify-on-update-of-ranges="Graphiques.A23:Graphiques.A37 Graphiques.B23:Graphiques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mbre d’heure</text:p>
          </table:table-cell>
          <table:table-cell office:value-type="string" calcext:value-type="string">
            <text:p>Coût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&lt;30;([.A2]*25*1.05);[.A2]*25)" office:value-type="float" office:value="26.25" calcext:value-type="float">
            <text:p>26,2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30;([.A3]*25*1.05);[.A3]*25)" office:value-type="float" office:value="52.5" calcext:value-type="float">
            <text:p>52,5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30;([.A4]*25*1.05);[.A4]*25)" office:value-type="float" office:value="78.75" calcext:value-type="float">
            <text:p>78,7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30;([.A5]*25*1.05);[.A5]*25)"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30;([.A6]*25*1.05);[.A6]*25)" office:value-type="float" office:value="131.25" calcext:value-type="float">
            <text:p>131,2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7]&lt;30;([.A7]*25*1.05);[.A7]*25)" office:value-type="float" office:value="157.5" calcext:value-type="float">
            <text:p>157,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30;([.A8]*25*1.05);[.A8]*25)" office:value-type="float" office:value="183.75" calcext:value-type="float">
            <text:p>183,75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30;([.A9]*25*1.05);[.A9]*25)"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30;([.A10]*25*1.05);[.A10]*25)" office:value-type="float" office:value="236.25" calcext:value-type="float">
            <text:p>236,25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30;([.A11]*25*1.05);[.A11]*25)" office:value-type="float" office:value="262.5" calcext:value-type="float">
            <text:p>262,5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30;([.A12]*25*1.05);[.A12]*25)" office:value-type="float" office:value="288.75" calcext:value-type="float">
            <text:p>288,75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30;([.A13]*25*1.05);[.A13]*25)" office:value-type="float" office:value="315" calcext:value-type="float">
            <text:p>315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4]&lt;30;([.A14]*25*1.05);[.A14]*25)" office:value-type="float" office:value="341.25" calcext:value-type="float">
            <text:p>341,25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5]&lt;30;([.A15]*25*1.05);[.A15]*25)" office:value-type="float" office:value="367.5" calcext:value-type="float">
            <text:p>367,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6]&lt;30;([.A16]*25*1.05);[.A16]*25)" office:value-type="float" office:value="393.75" calcext:value-type="float">
            <text:p>393,7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7]&lt;30;([.A17]*25*1.05);[.A17]*25)" office:value-type="float" office:value="420" calcext:value-type="float">
            <text:p>42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8]&lt;30;([.A18]*25*1.05);[.A18]*25)" office:value-type="float" office:value="446.25" calcext:value-type="float">
            <text:p>446,25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9]&lt;30;([.A19]*25*1.05);[.A19]*25)" office:value-type="float" office:value="472.5" calcext:value-type="float">
            <text:p>472,5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0]&lt;30;([.A20]*25*1.05);[.A20]*25)" office:value-type="float" office:value="498.75" calcext:value-type="float">
            <text:p>498,75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1]&lt;30;([.A21]*25*1.05);[.A21]*25)" office:value-type="float" office:value="525" calcext:value-type="float">
            <text:p>525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2]&lt;30;([.A22]*25*1.05);[.A22]*25)" office:value-type="float" office:value="551.25" calcext:value-type="float">
            <text:p>551,25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3]&lt;30;([.A23]*25*1.05);[.A23]*25)" office:value-type="float" office:value="577.5" calcext:value-type="float">
            <text:p>577,5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4]&lt;30;([.A24]*25*1.05);[.A24]*25)" office:value-type="float" office:value="603.75" calcext:value-type="float">
            <text:p>603,75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5]&lt;30;([.A25]*25*1.05);[.A25]*25)" office:value-type="float" office:value="630" calcext:value-type="float">
            <text:p>63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26]&lt;30;([.A26]*25*1.05);[.A26]*25)" office:value-type="float" office:value="656.25" calcext:value-type="float">
            <text:p>656,25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27]&lt;30;([.A27]*25*1.05);[.A27]*25)" office:value-type="float" office:value="682.5" calcext:value-type="float">
            <text:p>682,5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28]&lt;30;([.A28]*25*1.05);[.A28]*25)" office:value-type="float" office:value="708.75" calcext:value-type="float">
            <text:p>708,75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29]&lt;30;([.A29]*25*1.05);[.A29]*25)" office:value-type="float" office:value="735" calcext:value-type="float">
            <text:p>735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30]&lt;30;([.A30]*25*1.05);[.A30]*25)" office:value-type="float" office:value="761.25" calcext:value-type="float">
            <text:p>761,25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31]&lt;30;([.A31]*25*1.05);[.A31]*25)" office:value-type="float" office:value="750" calcext:value-type="float">
            <text:p>750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32]&lt;30;([.A32]*25*1.05);[.A32]*25)" office:value-type="float" office:value="775" calcext:value-type="float">
            <text:p>775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33]&lt;30;([.A33]*25*1.05);[.A33]*25)" office:value-type="float" office:value="800" calcext:value-type="float">
            <text:p>800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34]&lt;30;([.A34]*25*1.05);[.A34]*25)" office:value-type="float" office:value="825" calcext:value-type="float">
            <text:p>825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35]&lt;30;([.A35]*25*1.05);[.A35]*25)" office:value-type="float" office:value="850" calcext:value-type="float">
            <text:p>850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36]&lt;30;([.A36]*25*1.05);[.A36]*25)" office:value-type="float" office:value="875" calcext:value-type="float">
            <text:p>875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37]&lt;30;([.A37]*25*1.05);[.A37]*25)" office:value-type="float" office:value="900" calcext:value-type="float">
            <text:p>900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38]&lt;30;([.A38]*25*1.05);[.A38]*25)" office:value-type="float" office:value="925" calcext:value-type="float">
            <text:p>925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39]&lt;30;([.A39]*25*1.05);[.A39]*25)" office:value-type="float" office:value="950" calcext:value-type="float">
            <text:p>950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40]&lt;30;([.A40]*25*1.05);[.A40]*25)" office:value-type="float" office:value="975" calcext:value-type="float">
            <text:p>975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3T16:18:29.832752533</dc:date>
    <meta:editing-duration>PT16M48S</meta:editing-duration>
    <meta:editing-cycles>1</meta:editing-cycles>
    <meta:document-statistic meta:table-count="1" meta:cell-count="8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92cm" svg:y="0.316cm" chart:style-name="ch2">
          <text:p>Coûts en fonction du nombre d'heure</text:p>
        </chart:title>
        <chart:plot-area chart:style-name="ch3" table:cell-range-address="Graphiques.A23:Graphiques.B37" chart:data-source-has-labels="both" svg:x="1.331cm" svg:y="1.275cm" svg:width="14.349cm" svg:height="6.564cm">
          <chartooo:coordinate-region svg:x="2.138cm" svg:y="1.474cm" svg:width="13.17cm" svg:height="5.718cm"/>
          <chart:axis chart:dimension="x" chart:name="primary-x" chart:style-name="ch4" chartooo:axis-type="auto">
            <chartooo:date-scale/>
            <chart:title svg:x="7.284cm" svg:y="8.019cm" chart:style-name="ch5">
              <text:p>Nombre d'heure</text:p>
            </chart:title>
            <chart:categories table:cell-range-address="Graphiques.A23:Graphiques.A37"/>
          </chart:axis>
          <chart:axis chart:dimension="y" chart:name="primary-y" chart:style-name="ch4">
            <chart:title svg:x="0.451cm" svg:y="5.038cm" chart:style-name="ch6">
              <text:p>Coûts</text:p>
            </chart:title>
            <chart:grid chart:style-name="ch7" chart:class="major"/>
          </chart:axis>
          <chart:series chart:style-name="ch8" chart:values-cell-range-address="Graphiques.B23:Graphiques.B37" loext:label-string="coûts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ûts</text:p>
              </table:table-cell>
            </table:table-row>
          </table:table-header-rows>
          <table:table-rows>
            <table:table-row>
              <table:table-cell office:value-type="float" office:value="22">
                <text:p>22</text:p>
                <draw:g>
                  <svg:desc>Graphiques.A23:Graphiques.A37</svg:desc>
                </draw:g>
              </table:table-cell>
              <table:table-cell office:value-type="float" office:value="577.5">
                <text:p>577.5</text:p>
                <draw:g>
                  <svg:desc>Graphiques.B23:Graphiques.B37</svg:desc>
                </draw:g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03.75">
                <text:p>603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56.25">
                <text:p>65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82.5">
                <text:p>682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08.75">
                <text:p>708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61.25">
                <text:p>761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